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55bc3" officeooo:paragraph-rsid="00155bc3"/>
    </style:style>
    <style:style style:name="P2" style:family="paragraph" style:parent-style-name="Text_20_body" style:list-style-name="L1">
      <style:text-properties officeooo:rsid="00155bc3" officeooo:paragraph-rsid="001f209b"/>
    </style:style>
    <style:style style:name="P3" style:family="paragraph" style:parent-style-name="Text_20_body" style:list-style-name="L1">
      <style:text-properties officeooo:rsid="001638a6" officeooo:paragraph-rsid="001638a6"/>
    </style:style>
    <style:style style:name="P4" style:family="paragraph" style:parent-style-name="Text_20_body" style:list-style-name="L1">
      <style:text-properties officeooo:rsid="00195a2b" officeooo:paragraph-rsid="00195a2b"/>
    </style:style>
    <style:style style:name="P5" style:family="paragraph" style:parent-style-name="Text_20_body" style:list-style-name="L1">
      <style:text-properties officeooo:rsid="00199244" officeooo:paragraph-rsid="00199244"/>
    </style:style>
    <style:style style:name="P6" style:family="paragraph" style:parent-style-name="Text_20_body" style:list-style-name="L1">
      <style:text-properties officeooo:rsid="001acfc7" officeooo:paragraph-rsid="001acfc7"/>
    </style:style>
    <style:style style:name="P7" style:family="paragraph" style:parent-style-name="Text_20_body" style:list-style-name="L1">
      <style:text-properties officeooo:rsid="001c7619" officeooo:paragraph-rsid="001c7619"/>
    </style:style>
    <style:style style:name="P8" style:family="paragraph" style:parent-style-name="Text_20_body" style:list-style-name="L1">
      <style:text-properties officeooo:rsid="00206745" officeooo:paragraph-rsid="00206745"/>
    </style:style>
    <style:style style:name="P9" style:family="paragraph" style:parent-style-name="Subtitle">
      <style:text-properties officeooo:rsid="00147949" officeooo:paragraph-rsid="00147949"/>
    </style:style>
    <style:style style:name="P10" style:family="paragraph" style:parent-style-name="Subtitle">
      <style:text-properties officeooo:rsid="0025d391" officeooo:paragraph-rsid="0025d391"/>
    </style:style>
    <style:style style:name="P11" style:family="paragraph" style:parent-style-name="Title">
      <style:text-properties officeooo:rsid="0012a53e" officeooo:paragraph-rsid="0012a53e"/>
    </style:style>
    <style:style style:name="P12" style:family="paragraph" style:parent-style-name="Title">
      <style:text-properties officeooo:rsid="00147949" officeooo:paragraph-rsid="00147949"/>
    </style:style>
    <style:style style:name="T1" style:family="text">
      <style:text-properties officeooo:rsid="00155bc3"/>
    </style:style>
    <style:style style:name="T2" style:family="text">
      <style:text-properties officeooo:rsid="001772aa"/>
    </style:style>
    <style:style style:name="T3" style:family="text">
      <style:text-properties officeooo:rsid="001cc37b"/>
    </style:style>
    <style:style style:name="T4" style:family="text">
      <style:text-properties officeooo:rsid="001f20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éthodologie de la programmation</text:p>
      <text:p text:style-name="P12">Projet 2017-2018</text:p>
      <text:p text:style-name="P9">Un système de gestion de fichiers</text:p>
      <text:p text:style-name="P10">Lucas Salvato</text:p>
      <text:h text:style-name="Heading_20_1" text:outline-level="1">CheckList</text:h>
      <text:list xml:id="list4205582485178982493" text:style-name="L1">
        <text:list-item>
          <text:p text:style-name="P1"><text:s/>un objet pour l’arborescence</text:p>
        </text:list-item>
        <text:list-item>
          <text:p text:style-name="P1"><text:s/>un objet pour les dossier et fichier</text:p>
        </text:list-item>
        <text:list-item>
          <text:p text:style-name="P1"><text:s/>format (création d’un SGF)</text:p>
        </text:list-item>
        <text:list-item>
          <text:p text:style-name="P1"><text:s/>pwd (Obtention du répertoire courant)</text:p>
        </text:list-item>
        <text:list-item>
          <text:p text:style-name="P1"><text:s/>touch (création d’un fichier)</text:p>
        </text:list-item>
        <text:list-item>
          <text:p text:style-name="P1"><text:s/>mkdir (création d’un repertoire)</text:p>
        </text:list-item>
        <text:list-item>
          <text:p text:style-name="P3"><text:s/>cd (Changement de repertoire)</text:p>
        </text:list-item>
        <text:list-item>
          <text:p text:style-name="P1"><text:s/>ls <text:span text:style-name="T2">(Affichage du contenu du repertoire)</text:span></text:p>
        </text:list-item>
        <text:list-item>
          <text:p text:style-name="P4"><text:s/>ls -r (Affichage du contenu du repertoire et des sous repertoire)</text:p>
        </text:list-item>
        <text:list-item>
          <text:p text:style-name="P5"><text:s/>rm (Suppression d’un fichier)</text:p>
        </text:list-item>
        <text:list-item>
          <text:p text:style-name="P6"><text:s/>rm -r (Suppression d’un repertoire)</text:p>
        </text:list-item>
        <text:list-item>
          <text:p text:style-name="P7"><text:s/><text:span text:style-name="T1">mv </text:span>(Déplacement <text:span text:style-name="T3">et renommage</text:span>)</text:p>
        </text:list-item>
        <text:list-item>
          <text:p text:style-name="P2"><text:s/>cp <text:span text:style-name="T4">-r (Copie d’un fichier ou d’un repertoire)</text:span></text:p>
        </text:list-item>
        <text:list-item>
          <text:p text:style-name="P8"><text:s/>tar (Archiver un repertoire)</text:p>
        </text:list-item>
        <text:list-item>
          <text:p text:style-name="P1"><text:s/>Parcours précédent/Parcours suiva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6:46:46.830705399</meta:creation-date>
    <dc:date>2018-01-09T17:04:01.231247112</dc:date>
    <meta:editing-duration>PT17M7S</meta:editing-duration>
    <meta:editing-cycles>17</meta:editing-cycles>
    <meta:generator>LibreOffice/5.2.7.2$Linux_X86_64 LibreOffice_project/20m0$Build-2</meta:generator>
    <meta:document-statistic meta:table-count="0" meta:image-count="0" meta:object-count="0" meta:page-count="1" meta:paragraph-count="20" meta:word-count="107" meta:character-count="655" meta:non-whitespace-character-count="568"/>
  </office:meta>
</office:document-meta>
</file>